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2-27_17-32-22_000.jpg</text:p>
          </table:table-cell>
          <table:table-cell table:style-name="ce26" office:value-type="string">
            <text:p>:m 1*1 RES / JVEMV6 64#244_nakata_logic / 『イスラームのロジック』 著者=中田考,校注=~ / p.150 / w=,topic=イスラム神学：「美名」；,publisher=~,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2-27_18-04-33_000.jpg</text:p>
          </table:table-cell>
          <table:table-cell table:style-name="ce26" office:value-type="string">
            <text:p>:m #*# RES / JVEMV6 64#238_maeno / 『微粒子から探る物性七変化』 著者=前野昌弘,校注=~ / p.12 / w=珪藻；粒径,topic=物性：珪藻土,publishe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2-27_18-46-39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4];[.K4])" office:value-type="string" office:string-value="mp4">
            <text:p>mp4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2-27_21-23-1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2-28_02-35-02_000.mp4</text:p>
          </table:table-cell>
          <table:table-cell table:style-name="ce26" office:value-type="string">
            <text:p>:VIDEO / @自室 / 記録 / inst=ビン：小瓶：キンカンの空き瓶 / 演奏、play / prac,for=youtube：「石笛仙人」さんの動画,ReX,tempo=~,other=~,key=~,notes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VIDEO / @自室 / 記録 / inst=ビン：小瓶：キンカンの空き瓶 / 演奏、play / prac,for=youtube：「石笛仙人」さんの動画,ReX,tempo=~,other=~,key=~,notes=~">
            <text:p>:VIDEO / @自室 / 記録 / inst=ビン：小瓶：キンカンの空き瓶 / 演奏、play / prac,for=youtube：「石笛仙人」さんの動画,ReX,tempo=~,other=~,key=~,notes=~</text:p>
          </table:table-cell>
          <table:table-cell table:style-name="ce10" table:formula="of:=RIGHT([.B6];[.K6])" office:value-type="string" office:string-value="mp4">
            <text:p>mp4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2-28_04-38-38_000.jpg</text:p>
          </table:table-cell>
          <table:table-cell table:style-name="ce26" office:value-type="string">
            <text:p>:m :PHOTO 寝た時刻 / 2023 / オナニー、了、duration=2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 / オナニー、了、duration=2時間ぐらい,other=~">
            <text:p>:m :PHOTO 寝た時刻 / 2023 / オナニー、了、duration=2時間ぐらい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2-28_08-59-45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起きた時刻 / 2023">
            <text:p>:m :PHOTO 起き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2-28_09-20-5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2-28_09-32-29_000.jpg</text:p>
          </table:table-cell>
          <table:table-cell table:style-name="ce27" office:value-type="string">
            <text:p>:m :haja,lets / action activity / やること / genre=学びについて / content=楕円席部などを習得して、世の役に立つ業[わざ]を、為そうじゃない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haja,lets / action activity / やること / genre=学びについて / content=楕円席部などを習得して、世の役に立つ業[わざ]を、為そうじゃないか。">
            <text:p>:m :haja,lets / action activity / やること / genre=学びについて / content=楕円席部などを習得して、世の役に立つ業[わざ]を、為そうじゃないか。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2-28_12-56-51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52 / w=,topic=,publisher=~,other=map+:日光市本町；利根川鉄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JVEMV6 64#218_chosenjin_gyakusatsu / 『関東大震災　「朝鮮人虐殺の真実」』 著者=工藤美代子,校注=~,出版社=産経新聞出版 / p.152 / w=,topic=,publisher=~,other=map+:日光市本町；利根川鉄橋">
            <text:p>:m #*# RES / JVEMV6 64#218_chosenjin_gyakusatsu / 『関東大震災　「朝鮮人虐殺の真実」』 著者=工藤美代子,校注=~,出版社=産経新聞出版 / p.152 / w=,topic=,publisher=~,other=map+:日光市本町；利根川鉄橋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string">
            <text:p>2023-02-28_13-02-17_000.jpg</text:p>
          </table:table-cell>
          <table:table-cell table:style-name="ce26" office:value-type="string">
            <text:p>:m #*# / memo:other(m:other) / topic=習;字;, about=,other=,id=~,content=部;局;政;治;義;務;御;徳;育;優;美;少;数;多;葉;音;宮;浦;和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/ memo:other(m:other) / topic=習;字;, about=,other=,id=~,content=部;局;政;治;義;務;御;徳;育;優;美;少;数;多;葉;音;宮;浦;和;">
            <text:p>:m #*# / memo:other(m:other) / topic=習;字;, about=,other=,id=~,content=部;局;政;治;義;務;御;徳;育;優;美;少;数;多;葉;音;宮;浦;和;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20];CONCATENATE([.C20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3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8">2023/02/28</text:date>, <text:time>13:24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28T13:24:04.13</dc:date>
    <dc:creator>iwabuchi ken</dc:creator>
    <meta:editing-duration>P54DT6H52M45S</meta:editing-duration>
    <meta:editing-cycles>17534</meta:editing-cycles>
    <meta:document-statistic meta:table-count="2" meta:cell-count="920" meta:object-count="0"/>
    <meta:user-defined meta:name="qrichtext">1</meta:user-defined>
  </office:meta>
</office:document-meta>
</file>